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مواقع توفر بيانات احصائية </text:p>
      <text:p text:style-name="Standard">1-https://data.worldbank.org/</text:p>
      <text:p text:style-name="Standard">2-http://data.un.org/</text:p>
      <text:p text:style-name="Standard">3-https://stats.oecd.org/</text:p>
      <text:p text:style-name="Standard">4-https://data.imf.org/?sk=388DFA60-1D26-4ADE-B505-A05A558D9A42&amp;sId=1479329328660</text:p>
      <text:p text:style-name="Standard">5-https://unctadstat.unctad.org/wds/ReportFolders/reportFolders.aspx?sCS_ChosenLang=en</text:p>
      <text:p text:style-name="Standard">6-https://wits.worldbank.org/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4T23:57:32.406000000</dc:date>
    <meta:editing-duration>PT4S</meta:editing-duration>
    <meta:editing-cycles>1</meta:editing-cycles>
    <meta:document-statistic meta:table-count="0" meta:image-count="0" meta:object-count="0" meta:page-count="1" meta:paragraph-count="7" meta:word-count="10" meta:character-count="297" meta:non-whitespace-character-count="293"/>
    <meta:generator>LibreOffice/7.2.4.1$Windows_X86_64 LibreOffice_project/27d75539669ac387bb498e35313b970b7fe9c4f9</meta:generator>
  </office:meta>
</office:document-meta>
</file>